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TemplateConfigurerBeanDefinitionParser.resolveId( Element element , AbstractBeanDefinition definition , ParserContext pars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BeanDefinitionParser.getBeanClassName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emplateConfigurerBeanDefinitionParser.isEligibleAttribute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TemplateConfigurerBeanDefinitionParser.doParse( Element element , ParserContext parserContext , BeanDefinitionBuilder build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